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950.57pt" svg:height="780.8pt" svg:x="305.46pt" svg:y="19.56pt">
            <loext:p draw:notify-on-update-of-ranges="data.A1:data.A1 data.A2:data.A73 data.D1:data.D1 data.D2:data.D73 data.A1:data.A1 data.A2:data.A73 data.E1:data.E1 data.E2:data.E73 data.A1:data.A1 data.A2:data.A73 data.F1:data.F1 data.F2:data.F73 data.A1:data.A1 data.A2:data.A73 data.G1:data.G1 data.G2:data.G73 data.A1:data.A1 data.A2:data.A73 data.H1:data.H1 data.H2:data.H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nth#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Year</text:p>
          </table:table-cell>
          <table:table-cell office:value-type="string" calcext:value-type="string">
            <text:p><text:s/>Temp</text:p>
          </table:table-cell>
          <table:table-cell office:value-type="string" calcext:value-type="string">
            <text:p><text:s/>Precip</text:p>
          </table:table-cell>
          <table:table-cell office:value-type="string" calcext:value-type="string">
            <text:p><text:s/>Grain</text:p>
          </table:table-cell>
          <table:table-cell office:value-type="string" calcext:value-type="string">
            <text:p><text:s/>Deer</text:p>
          </table:table-cell>
          <table:table-cell office:value-type="string" calcext:value-type="string">
            <text:p><text:s/>Wol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.210372" calcext:value-type="float">
            <text:p>0.210372</text:p>
          </table:table-cell>
          <table:table-cell office:value-type="float" office:value="10.3517" calcext:value-type="float">
            <text:p>10.3517</text:p>
          </table:table-cell>
          <table:table-cell office:value-type="float" office:value="5.36986" calcext:value-type="float">
            <text:p>5.3698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0.2517" calcext:value-type="float">
            <text:p>10.2517</text:p>
          </table:table-cell>
          <table:table-cell office:value-type="float" office:value="11.67" calcext:value-type="float">
            <text:p>11.67</text:p>
          </table:table-cell>
          <table:table-cell office:value-type="float" office:value="6.9787" calcext:value-type="float">
            <text:p>6.978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6.7631" calcext:value-type="float">
            <text:p>16.7631</text:p>
          </table:table-cell>
          <table:table-cell office:value-type="float" office:value="12.9477" calcext:value-type="float">
            <text:p>12.9477</text:p>
          </table:table-cell>
          <table:table-cell office:value-type="float" office:value="1.73242" calcext:value-type="float">
            <text:p>1.7324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9.8024" calcext:value-type="float">
            <text:p>19.8024</text:p>
          </table:table-cell>
          <table:table-cell office:value-type="float" office:value="8.59645" calcext:value-type="float">
            <text:p>8.596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5.4236" calcext:value-type="float">
            <text:p>15.4236</text:p>
          </table:table-cell>
          <table:table-cell office:value-type="float" office:value="8.35612" calcext:value-type="float">
            <text:p>8.3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7.6817" calcext:value-type="float">
            <text:p>17.6817</text:p>
          </table:table-cell>
          <table:table-cell office:value-type="float" office:value="3.27131" calcext:value-type="float">
            <text:p>3.27131</text:p>
          </table:table-cell>
          <table:table-cell office:value-type="float" office:value="0.0174113" calcext:value-type="float">
            <text:p>0.01741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3.2512" calcext:value-type="float">
            <text:p>13.2512</text:p>
          </table:table-cell>
          <table:table-cell office:value-type="float" office:value="1.37337" calcext:value-type="float">
            <text:p>1.37337</text:p>
          </table:table-cell>
          <table:table-cell office:value-type="float" office:value="0.325416" calcext:value-type="float">
            <text:p>0.32541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5.7688" calcext:value-type="float">
            <text:p>15.7688</text:p>
          </table:table-cell>
          <table:table-cell office:value-type="float" office:value="0.615148" calcext:value-type="float">
            <text:p>0.615148</text:p>
          </table:table-cell>
          <table:table-cell office:value-type="float" office:value="0.377425" calcext:value-type="float">
            <text:p>0.37742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8.58316" calcext:value-type="float">
            <text:p>8.58316</text:p>
          </table:table-cell>
          <table:table-cell office:value-type="float" office:value="1.64849" calcext:value-type="float">
            <text:p>1.64849</text:p>
          </table:table-cell>
          <table:table-cell office:value-type="float" office:value="2.66384" calcext:value-type="float">
            <text:p>2.6638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-2.65064" calcext:value-type="float">
            <text:p>-2.65064</text:p>
          </table:table-cell>
          <table:table-cell office:value-type="float" office:value="0.189002" calcext:value-type="float">
            <text:p>0.189002</text:p>
          </table:table-cell>
          <table:table-cell office:value-type="float" office:value="2.96186" calcext:value-type="float">
            <text:p>2.9618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.89577" calcext:value-type="float">
            <text:p>3.89577</text:p>
          </table:table-cell>
          <table:table-cell office:value-type="float" office:value="4.94514" calcext:value-type="float">
            <text:p>4.94514</text:p>
          </table:table-cell>
          <table:table-cell office:value-type="float" office:value="8.09785" calcext:value-type="float">
            <text:p>8.0978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0.796293" calcext:value-type="float">
            <text:p>0.796293</text:p>
          </table:table-cell>
          <table:table-cell office:value-type="float" office:value="7.044" calcext:value-type="float">
            <text:p>7.044</text:p>
          </table:table-cell>
          <table:table-cell office:value-type="float" office:value="11.5607" calcext:value-type="float">
            <text:p>11.5607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4.82372" calcext:value-type="float">
            <text:p>4.82372</text:p>
          </table:table-cell>
          <table:table-cell office:value-type="float" office:value="10.2849" calcext:value-type="float">
            <text:p>10.2849</text:p>
          </table:table-cell>
          <table:table-cell office:value-type="float" office:value="12.0171" calcext:value-type="float">
            <text:p>12.0171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.97689" calcext:value-type="float">
            <text:p>1.97689</text:p>
          </table:table-cell>
          <table:table-cell office:value-type="float" office:value="10.7414" calcext:value-type="float">
            <text:p>10.7414</text:p>
          </table:table-cell>
          <table:table-cell office:value-type="float" office:value="7.04875" calcext:value-type="float">
            <text:p>7.04875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2.7128" calcext:value-type="float">
            <text:p>12.7128</text:p>
          </table:table-cell>
          <table:table-cell office:value-type="float" office:value="10.5917" calcext:value-type="float">
            <text:p>10.591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0.1131" calcext:value-type="float">
            <text:p>20.1131</text:p>
          </table:table-cell>
          <table:table-cell office:value-type="float" office:value="9.999" calcext:value-type="float">
            <text:p>9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7.4118" calcext:value-type="float">
            <text:p>17.4118</text:p>
          </table:table-cell>
          <table:table-cell office:value-type="float" office:value="5.8344" calcext:value-type="float">
            <text:p>5.8344</text:p>
          </table:table-cell>
          <table:table-cell office:value-type="float" office:value="0.028948" calcext:value-type="float">
            <text:p>0.0289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9.6432" calcext:value-type="float">
            <text:p>19.6432</text:p>
          </table:table-cell>
          <table:table-cell office:value-type="float" office:value="3.63648" calcext:value-type="float">
            <text:p>3.63648</text:p>
          </table:table-cell>
          <table:table-cell office:value-type="float" office:value="0.0319456" calcext:value-type="float">
            <text:p>0.03194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9.1482" calcext:value-type="float">
            <text:p>19.1482</text:p>
          </table:table-cell>
          <table:table-cell office:value-type="float" office:value="2.39975" calcext:value-type="float">
            <text:p>2.39975</text:p>
          </table:table-cell>
          <table:table-cell office:value-type="float" office:value="0.0360197" calcext:value-type="float">
            <text:p>0.03601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7.81325" calcext:value-type="float">
            <text:p>7.81325</text:p>
          </table:table-cell>
          <table:table-cell office:value-type="float" office:value="0.365571" calcext:value-type="float">
            <text:p>0.365571</text:p>
          </table:table-cell>
          <table:table-cell office:value-type="float" office:value="2.22518" calcext:value-type="float">
            <text:p>2.225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6.4141" calcext:value-type="float">
            <text:p>6.4141</text:p>
          </table:table-cell>
          <table:table-cell office:value-type="float" office:value="0" calcext:value-type="float">
            <text:p>0</text:p>
          </table:table-cell>
          <table:table-cell office:value-type="float" office:value="4.82059" calcext:value-type="float">
            <text:p>4.8205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-0.845506" calcext:value-type="float">
            <text:p>-0.845506</text:p>
          </table:table-cell>
          <table:table-cell office:value-type="float" office:value="3.73124" calcext:value-type="float">
            <text:p>3.73124</text:p>
          </table:table-cell>
          <table:table-cell office:value-type="float" office:value="4.80162" calcext:value-type="float">
            <text:p>4.8016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3.02598" calcext:value-type="float">
            <text:p>3.02598</text:p>
          </table:table-cell>
          <table:table-cell office:value-type="float" office:value="5.40905" calcext:value-type="float">
            <text:p>5.40905</text:p>
          </table:table-cell>
          <table:table-cell office:value-type="float" office:value="6.07238" calcext:value-type="float">
            <text:p>6.072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-3.76088" calcext:value-type="float">
            <text:p>-3.76088</text:p>
          </table:table-cell>
          <table:table-cell office:value-type="float" office:value="7.12238" calcext:value-type="float">
            <text:p>7.12238</text:p>
          </table:table-cell>
          <table:table-cell office:value-type="float" office:value="3.30367" calcext:value-type="float">
            <text:p>3.3036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-1.19136" calcext:value-type="float">
            <text:p>-1.19136</text:p>
          </table:table-cell>
          <table:table-cell office:value-type="float" office:value="10.376" calcext:value-type="float">
            <text:p>10.376</text:p>
          </table:table-cell>
          <table:table-cell office:value-type="float" office:value="0.658259" calcext:value-type="float">
            <text:p>0.65825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5.42314" calcext:value-type="float">
            <text:p>5.42314</text:p>
          </table:table-cell>
          <table:table-cell office:value-type="float" office:value="10.8129" calcext:value-type="float">
            <text:p>10.8129</text:p>
          </table:table-cell>
          <table:table-cell office:value-type="float" office:value="5.36272" calcext:value-type="float">
            <text:p>5.362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1.8416" calcext:value-type="float">
            <text:p>11.8416</text:p>
          </table:table-cell>
          <table:table-cell office:value-type="float" office:value="13.6652" calcext:value-type="float">
            <text:p>13.6652</text:p>
          </table:table-cell>
          <table:table-cell office:value-type="float" office:value="6.55071" calcext:value-type="float">
            <text:p>6.5507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2.7372" calcext:value-type="float">
            <text:p>12.7372</text:p>
          </table:table-cell>
          <table:table-cell office:value-type="float" office:value="10.7265" calcext:value-type="float">
            <text:p>10.7265</text:p>
          </table:table-cell>
          <table:table-cell office:value-type="float" office:value="2.40801" calcext:value-type="float">
            <text:p>2.4080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0.169" calcext:value-type="float">
            <text:p>20.169</text:p>
          </table:table-cell>
          <table:table-cell office:value-type="float" office:value="7.7812" calcext:value-type="float">
            <text:p>7.78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7.7417" calcext:value-type="float">
            <text:p>17.7417</text:p>
          </table:table-cell>
          <table:table-cell office:value-type="float" office:value="2.48319" calcext:value-type="float">
            <text:p>2.48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5.6237" calcext:value-type="float">
            <text:p>15.6237</text:p>
          </table:table-cell>
          <table:table-cell office:value-type="float" office:value="1.58386" calcext:value-type="float">
            <text:p>1.58386</text:p>
          </table:table-cell>
          <table:table-cell office:value-type="float" office:value="0.0686959" calcext:value-type="float">
            <text:p>0.068695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1.086" calcext:value-type="float">
            <text:p>11.086</text:p>
          </table:table-cell>
          <table:table-cell office:value-type="float" office:value="0.219679" calcext:value-type="float">
            <text:p>0.219679</text:p>
          </table:table-cell>
          <table:table-cell office:value-type="float" office:value="0.804881" calcext:value-type="float">
            <text:p>0.8048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11.581" calcext:value-type="float">
            <text:p>11.581</text:p>
          </table:table-cell>
          <table:table-cell office:value-type="float" office:value="2.1379" calcext:value-type="float">
            <text:p>2.1379</text:p>
          </table:table-cell>
          <table:table-cell office:value-type="float" office:value="1.6328" calcext:value-type="float">
            <text:p>1.632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1.93833" calcext:value-type="float">
            <text:p>1.93833</text:p>
          </table:table-cell>
          <table:table-cell office:value-type="float" office:value="0.0100948" calcext:value-type="float">
            <text:p>0.0100948</text:p>
          </table:table-cell>
          <table:table-cell office:value-type="float" office:value="3.23881" calcext:value-type="float">
            <text:p>3.238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0.763164" calcext:value-type="float">
            <text:p>0.763164</text:p>
          </table:table-cell>
          <table:table-cell office:value-type="float" office:value="2.63061" calcext:value-type="float">
            <text:p>2.63061</text:p>
          </table:table-cell>
          <table:table-cell office:value-type="float" office:value="4.63483" calcext:value-type="float">
            <text:p>4.6348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0.809258" calcext:value-type="float">
            <text:p>0.809258</text:p>
          </table:table-cell>
          <table:table-cell office:value-type="float" office:value="7.11827" calcext:value-type="float">
            <text:p>7.11827</text:p>
          </table:table-cell>
          <table:table-cell office:value-type="float" office:value="6.23305" calcext:value-type="float">
            <text:p>6.2330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2.84254" calcext:value-type="float">
            <text:p>2.84254</text:p>
          </table:table-cell>
          <table:table-cell office:value-type="float" office:value="8.40823" calcext:value-type="float">
            <text:p>8.40823</text:p>
          </table:table-cell>
          <table:table-cell office:value-type="float" office:value="8.81063" calcext:value-type="float">
            <text:p>8.8106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0.4951" calcext:value-type="float">
            <text:p>10.4951</text:p>
          </table:table-cell>
          <table:table-cell office:value-type="float" office:value="10.558" calcext:value-type="float">
            <text:p>10.558</text:p>
          </table:table-cell>
          <table:table-cell office:value-type="float" office:value="5.74611" calcext:value-type="float">
            <text:p>5.7461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0.426" calcext:value-type="float">
            <text:p>10.426</text:p>
          </table:table-cell>
          <table:table-cell office:value-type="float" office:value="10.7813" calcext:value-type="float">
            <text:p>10.781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3.6395" calcext:value-type="float">
            <text:p>13.6395</text:p>
          </table:table-cell>
          <table:table-cell office:value-type="float" office:value="11.4526" calcext:value-type="float">
            <text:p>11.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7.54683" calcext:value-type="float">
            <text:p>7.54683</text:p>
          </table:table-cell>
          <table:table-cell office:value-type="float" office:value="0.0241583" calcext:value-type="float">
            <text:p>0.024158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25.2808" calcext:value-type="float">
            <text:p>25.2808</text:p>
          </table:table-cell>
          <table:table-cell office:value-type="float" office:value="5.52255" calcext:value-type="float">
            <text:p>5.52255</text:p>
          </table:table-cell>
          <table:table-cell office:value-type="float" office:value="0.0241634" calcext:value-type="float">
            <text:p>0.02416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20.9561" calcext:value-type="float">
            <text:p>20.9561</text:p>
          </table:table-cell>
          <table:table-cell office:value-type="float" office:value="0.290568" calcext:value-type="float">
            <text:p>0.290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12.0156" calcext:value-type="float">
            <text:p>12.0156</text:p>
          </table:table-cell>
          <table:table-cell office:value-type="float" office:value="0" calcext:value-type="float">
            <text:p>0</text:p>
          </table:table-cell>
          <table:table-cell office:value-type="float" office:value="0.459418" calcext:value-type="float">
            <text:p>0.45941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11.2947" calcext:value-type="float">
            <text:p>11.2947</text:p>
          </table:table-cell>
          <table:table-cell office:value-type="float" office:value="2.05671" calcext:value-type="float">
            <text:p>2.05671</text:p>
          </table:table-cell>
          <table:table-cell office:value-type="float" office:value="0.390015" calcext:value-type="float">
            <text:p>0.39001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-1.78398" calcext:value-type="float">
            <text:p>-1.78398</text:p>
          </table:table-cell>
          <table:table-cell office:value-type="float" office:value="1.09651" calcext:value-type="float">
            <text:p>1.09651</text:p>
          </table:table-cell>
          <table:table-cell office:value-type="float" office:value="1.42028" calcext:value-type="float">
            <text:p>1.4202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-0.992413" calcext:value-type="float">
            <text:p>-0.992413</text:p>
          </table:table-cell>
          <table:table-cell office:value-type="float" office:value="3.13129" calcext:value-type="float">
            <text:p>3.13129</text:p>
          </table:table-cell>
          <table:table-cell office:value-type="float" office:value="3.03568" calcext:value-type="float">
            <text:p>3.0356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-0.739646" calcext:value-type="float">
            <text:p>-0.739646</text:p>
          </table:table-cell>
          <table:table-cell office:value-type="float" office:value="6.08643" calcext:value-type="float">
            <text:p>6.08643</text:p>
          </table:table-cell>
          <table:table-cell office:value-type="float" office:value="4.5092" calcext:value-type="float">
            <text:p>4.509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.346065" calcext:value-type="float">
            <text:p>0.346065</text:p>
          </table:table-cell>
          <table:table-cell office:value-type="float" office:value="11.4401" calcext:value-type="float">
            <text:p>11.4401</text:p>
          </table:table-cell>
          <table:table-cell office:value-type="float" office:value="6.05629" calcext:value-type="float">
            <text:p>6.056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4.05345" calcext:value-type="float">
            <text:p>4.05345</text:p>
          </table:table-cell>
          <table:table-cell office:value-type="float" office:value="10.8387" calcext:value-type="float">
            <text:p>10.8387</text:p>
          </table:table-cell>
          <table:table-cell office:value-type="float" office:value="10.961" calcext:value-type="float">
            <text:p>10.96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7.9425" calcext:value-type="float">
            <text:p>17.9425</text:p>
          </table:table-cell>
          <table:table-cell office:value-type="float" office:value="13.0678" calcext:value-type="float">
            <text:p>13.0678</text:p>
          </table:table-cell>
          <table:table-cell office:value-type="float" office:value="5.78085" calcext:value-type="float">
            <text:p>5.78085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11.0802" calcext:value-type="float">
            <text:p>11.080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25.2737" calcext:value-type="float">
            <text:p>25.2737</text:p>
          </table:table-cell>
          <table:table-cell office:value-type="float" office:value="9.34711" calcext:value-type="float">
            <text:p>9.34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21.2438" calcext:value-type="float">
            <text:p>21.2438</text:p>
          </table:table-cell>
          <table:table-cell office:value-type="float" office:value="4.21559" calcext:value-type="float">
            <text:p>4.21559</text:p>
          </table:table-cell>
          <table:table-cell office:value-type="float" office:value="0.000611837" calcext:value-type="float">
            <text:p>0.0006118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4.1242" calcext:value-type="float">
            <text:p>14.1242</text:p>
          </table:table-cell>
          <table:table-cell office:value-type="float" office:value="2.9291" calcext:value-type="float">
            <text:p>2.9291</text:p>
          </table:table-cell>
          <table:table-cell office:value-type="float" office:value="0.233698" calcext:value-type="float">
            <text:p>0.23369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9.35376" calcext:value-type="float">
            <text:p>9.35376</text:p>
          </table:table-cell>
          <table:table-cell office:value-type="float" office:value="0" calcext:value-type="float">
            <text:p>0</text:p>
          </table:table-cell>
          <table:table-cell office:value-type="float" office:value="1.58161" calcext:value-type="float">
            <text:p>1.5816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4.41059" calcext:value-type="float">
            <text:p>4.41059</text:p>
          </table:table-cell>
          <table:table-cell office:value-type="float" office:value="0" calcext:value-type="float">
            <text:p>0</text:p>
          </table:table-cell>
          <table:table-cell office:value-type="float" office:value="4.52454" calcext:value-type="float">
            <text:p>4.52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6.06837" calcext:value-type="float">
            <text:p>6.06837</text:p>
          </table:table-cell>
          <table:table-cell office:value-type="float" office:value="0" calcext:value-type="float">
            <text:p>0</text:p>
          </table:table-cell>
          <table:table-cell office:value-type="float" office:value="7.22655" calcext:value-type="float">
            <text:p>7.2265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3.79872" calcext:value-type="float">
            <text:p>3.79872</text:p>
          </table:table-cell>
          <table:table-cell office:value-type="float" office:value="4.17113" calcext:value-type="float">
            <text:p>4.17113</text:p>
          </table:table-cell>
          <table:table-cell office:value-type="float" office:value="9.54567" calcext:value-type="float">
            <text:p>9.54567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2.91872" calcext:value-type="float">
            <text:p>2.91872</text:p>
          </table:table-cell>
          <table:table-cell office:value-type="float" office:value="7.9895" calcext:value-type="float">
            <text:p>7.9895</text:p>
          </table:table-cell>
          <table:table-cell office:value-type="float" office:value="9.47059" calcext:value-type="float">
            <text:p>9.470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-1.03173" calcext:value-type="float">
            <text:p>-1.03173</text:p>
          </table:table-cell>
          <table:table-cell office:value-type="float" office:value="8.785" calcext:value-type="float">
            <text:p>8.785</text:p>
          </table:table-cell>
          <table:table-cell office:value-type="float" office:value="2.95396" calcext:value-type="float">
            <text:p>2.9539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6.85015" calcext:value-type="float">
            <text:p>6.85015</text:p>
          </table:table-cell>
          <table:table-cell office:value-type="float" office:value="13.5505" calcext:value-type="float">
            <text:p>13.55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11.4685" calcext:value-type="float">
            <text:p>11.4685</text:p>
          </table:table-cell>
          <table:table-cell office:value-type="float" office:value="10.5388" calcext:value-type="float">
            <text:p>10.5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float" office:value="16.3445" calcext:value-type="float">
            <text:p>16.3445</text:p>
          </table:table-cell>
          <table:table-cell office:value-type="float" office:value="8.51301" calcext:value-type="float">
            <text:p>8.51301</text:p>
          </table:table-cell>
          <table:table-cell office:value-type="float" office:value="0.0795865" calcext:value-type="float">
            <text:p>0.07958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office:value-type="float" office:value="24.8942" calcext:value-type="float">
            <text:p>24.8942</text:p>
          </table:table-cell>
          <table:table-cell office:value-type="float" office:value="9.54056" calcext:value-type="float">
            <text:p>9.54056</text:p>
          </table:table-cell>
          <table:table-cell office:value-type="float" office:value="0.079597" calcext:value-type="float">
            <text:p>0.07959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office:value-type="float" office:value="19.4391" calcext:value-type="float">
            <text:p>19.4391</text:p>
          </table:table-cell>
          <table:table-cell office:value-type="float" office:value="4.50633" calcext:value-type="float">
            <text:p>4.5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float" office:value="20.6677" calcext:value-type="float">
            <text:p>20.6677</text:p>
          </table:table-cell>
          <table:table-cell office:value-type="float" office:value="0.00293696" calcext:value-type="float">
            <text:p>0.00293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office:value-type="float" office:value="11.7505" calcext:value-type="float">
            <text:p>11.7505</text:p>
          </table:table-cell>
          <table:table-cell office:value-type="float" office:value="0" calcext:value-type="float">
            <text:p>0</text:p>
          </table:table-cell>
          <table:table-cell office:value-type="float" office:value="0.522024" calcext:value-type="float">
            <text:p>0.5220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office:value-type="float" office:value="11.2262" calcext:value-type="float">
            <text:p>11.2262</text:p>
          </table:table-cell>
          <table:table-cell office:value-type="float" office:value="0" calcext:value-type="float">
            <text:p>0</text:p>
          </table:table-cell>
          <table:table-cell office:value-type="float" office:value="1.18519" calcext:value-type="float">
            <text:p>1.185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float" office:value="2.03632" calcext:value-type="float">
            <text:p>2.03632</text:p>
          </table:table-cell>
          <table:table-cell office:value-type="float" office:value="0" calcext:value-type="float">
            <text:p>0</text:p>
          </table:table-cell>
          <table:table-cell office:value-type="float" office:value="3.1241" calcext:value-type="float">
            <text:p>3.124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023" calcext:value-type="float">
            <text:p>2023</text:p>
          </table:table-cell>
          <table:table-cell office:value-type="float" office:value="-4.62825" calcext:value-type="float">
            <text:p>-4.62825</text:p>
          </table:table-cell>
          <table:table-cell office:value-type="float" office:value="5.09653" calcext:value-type="float">
            <text:p>5.09653</text:p>
          </table:table-cell>
          <table:table-cell office:value-type="float" office:value="2.46104" calcext:value-type="float">
            <text:p>2.46104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023" calcext:value-type="float">
            <text:p>2023</text:p>
          </table:table-cell>
          <table:table-cell office:value-type="float" office:value="4.62385" calcext:value-type="float">
            <text:p>4.62385</text:p>
          </table:table-cell>
          <table:table-cell office:value-type="float" office:value="5.73156" calcext:value-type="float">
            <text:p>5.73156</text:p>
          </table:table-cell>
          <table:table-cell office:value-type="float" office:value="6.0216" calcext:value-type="float">
            <text:p>6.02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1:11:07.987283409</dc:date>
    <meta:editing-duration>PT12M42S</meta:editing-duration>
    <meta:editing-cycles>3</meta:editing-cycles>
    <meta:generator>LibreOffice/5.1.6.2$Linux_X86_64 LibreOffice_project/10m0$Build-2</meta:generator>
    <meta:document-statistic meta:table-count="1" meta:cell-count="5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535cm" svg:height="27.546cm" xlink:href=".." xlink:type="simple" chart:class="chart:scatter" chart:style-name="ch1">
        <chart:title svg:x="10.836cm" svg:y="0.686cm" chart:style-name="ch2">
          <text:p>Change of Temp, Precip, Grain, Deers, and Wolfs by Month</text:p>
        </chart:title>
        <chart:legend chart:legend-position="end" svg:x="31.106cm" svg:y="12.478cm" style:legend-expansion="high" chart:style-name="ch3"/>
        <chart:plot-area chart:style-name="ch4" table:cell-range-address="data.A1:data.A73 data.D1:data.H73" chart:data-source-has-labels="row" svg:x="1.681cm" svg:y="2.015cm" svg:width="28.755cm" svg:height="24cm">
          <chartooo:coordinate-region svg:x="2.408cm" svg:y="2.214cm" svg:width="27.761cm" svg:height="23.602cm"/>
          <chart:axis chart:dimension="x" chart:name="primary-x" chart:style-name="ch5">
            <chart:title svg:x="15.419cm" svg:y="26.565cm" chart:style-name="ch6">
              <text:p>Month #</text:p>
            </chart:title>
          </chart:axis>
          <chart:axis chart:dimension="y" chart:name="primary-y" chart:style-name="ch5">
            <chart:title svg:x="0.451cm" svg:y="16.03cm" chart:style-name="ch7">
              <text:p>Value (not in the same unit)</text:p>
            </chart:title>
            <chart:grid chart:style-name="ch8" chart:class="major"/>
          </chart:axis>
          <chart:series chart:style-name="ch9" chart:values-cell-range-address="data.D2:data.D73" chart:label-cell-address="data.D1:data.D1" chart:class="chart:scatter">
            <chart:domain table:cell-range-address="data.A2:data.A73"/>
            <chart:data-point chart:repeated="72"/>
          </chart:series>
          <chart:series chart:style-name="ch10" chart:values-cell-range-address="data.E2:data.E73" chart:label-cell-address="data.E1:data.E1" chart:class="chart:scatter">
            <chart:data-point chart:repeated="72"/>
          </chart:series>
          <chart:series chart:style-name="ch11" chart:values-cell-range-address="data.F2:data.F73" chart:label-cell-address="data.F1:data.F1" chart:class="chart:scatter">
            <chart:data-point chart:repeated="72"/>
          </chart:series>
          <chart:series chart:style-name="ch12" chart:values-cell-range-address="data.G2:data.G73" chart:label-cell-address="data.G1:data.G1" chart:class="chart:scatter">
            <chart:data-point chart:repeated="72"/>
          </chart:series>
          <chart:series chart:style-name="ch13" chart:values-cell-range-address="data.H2:data.H73" chart:label-cell-address="data.H1:data.H1" chart:class="chart:scatter">
            <chart:data-point chart:repeated="7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emp</text:p>
                <draw:g>
                  <svg:desc>data.D1:data.D1</svg:desc>
                </draw:g>
              </table:table-cell>
              <table:table-cell office:value-type="string">
                <text:p> Precip</text:p>
                <draw:g>
                  <svg:desc>data.E1:data.E1</svg:desc>
                </draw:g>
              </table:table-cell>
              <table:table-cell office:value-type="string">
                <text:p> Grain</text:p>
                <draw:g>
                  <svg:desc>data.F1:data.F1</svg:desc>
                </draw:g>
              </table:table-cell>
              <table:table-cell office:value-type="string">
                <text:p> Deer</text:p>
                <draw:g>
                  <svg:desc>data.G1:data.G1</svg:desc>
                </draw:g>
              </table:table-cell>
              <table:table-cell office:value-type="string">
                <text:p> Wolf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73</svg:desc>
                </draw:g>
              </table:table-cell>
              <table:table-cell office:value-type="float" office:value="0.210372">
                <text:p>0.210372</text:p>
                <draw:g>
                  <svg:desc>data.D2:data.D73</svg:desc>
                </draw:g>
              </table:table-cell>
              <table:table-cell office:value-type="float" office:value="10.3517">
                <text:p>10.3517</text:p>
                <draw:g>
                  <svg:desc>data.E2:data.E73</svg:desc>
                </draw:g>
              </table:table-cell>
              <table:table-cell office:value-type="float" office:value="5.36986">
                <text:p>5.36986</text:p>
                <draw:g>
                  <svg:desc>data.F2:data.F73</svg:desc>
                </draw:g>
              </table:table-cell>
              <table:table-cell office:value-type="float" office:value="10">
                <text:p>10</text:p>
                <draw:g>
                  <svg:desc>data.G2:data.G73</svg:desc>
                </draw:g>
              </table:table-cell>
              <table:table-cell office:value-type="float" office:value="25">
                <text:p>25</text:p>
                <draw:g>
                  <svg:desc>data.H2:data.H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2517">
                <text:p>10.2517</text:p>
              </table:table-cell>
              <table:table-cell office:value-type="float" office:value="11.67">
                <text:p>11.67</text:p>
              </table:table-cell>
              <table:table-cell office:value-type="float" office:value="6.9787">
                <text:p>6.9787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7631">
                <text:p>16.7631</text:p>
              </table:table-cell>
              <table:table-cell office:value-type="float" office:value="12.9477">
                <text:p>12.9477</text:p>
              </table:table-cell>
              <table:table-cell office:value-type="float" office:value="1.73242">
                <text:p>1.73242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8024">
                <text:p>19.8024</text:p>
              </table:table-cell>
              <table:table-cell office:value-type="float" office:value="8.59645">
                <text:p>8.5964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.4236">
                <text:p>15.4236</text:p>
              </table:table-cell>
              <table:table-cell office:value-type="float" office:value="8.35612">
                <text:p>8.35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.6817">
                <text:p>17.6817</text:p>
              </table:table-cell>
              <table:table-cell office:value-type="float" office:value="3.27131">
                <text:p>3.27131</text:p>
              </table:table-cell>
              <table:table-cell office:value-type="float" office:value="0.0174113">
                <text:p>0.017411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2512">
                <text:p>13.2512</text:p>
              </table:table-cell>
              <table:table-cell office:value-type="float" office:value="1.37337">
                <text:p>1.37337</text:p>
              </table:table-cell>
              <table:table-cell office:value-type="float" office:value="0.325416">
                <text:p>0.325416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7688">
                <text:p>15.7688</text:p>
              </table:table-cell>
              <table:table-cell office:value-type="float" office:value="0.615148">
                <text:p>0.615148</text:p>
              </table:table-cell>
              <table:table-cell office:value-type="float" office:value="0.377425">
                <text:p>0.37742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58316">
                <text:p>8.58316</text:p>
              </table:table-cell>
              <table:table-cell office:value-type="float" office:value="1.64849">
                <text:p>1.64849</text:p>
              </table:table-cell>
              <table:table-cell office:value-type="float" office:value="2.66384">
                <text:p>2.66384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2.65064">
                <text:p>-2.65064</text:p>
              </table:table-cell>
              <table:table-cell office:value-type="float" office:value="0.189002">
                <text:p>0.189002</text:p>
              </table:table-cell>
              <table:table-cell office:value-type="float" office:value="2.96186">
                <text:p>2.96186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89577">
                <text:p>3.89577</text:p>
              </table:table-cell>
              <table:table-cell office:value-type="float" office:value="4.94514">
                <text:p>4.94514</text:p>
              </table:table-cell>
              <table:table-cell office:value-type="float" office:value="8.09785">
                <text:p>8.09785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6293">
                <text:p>0.796293</text:p>
              </table:table-cell>
              <table:table-cell office:value-type="float" office:value="7.044">
                <text:p>7.044</text:p>
              </table:table-cell>
              <table:table-cell office:value-type="float" office:value="11.5607">
                <text:p>11.5607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82372">
                <text:p>4.82372</text:p>
              </table:table-cell>
              <table:table-cell office:value-type="float" office:value="10.2849">
                <text:p>10.2849</text:p>
              </table:table-cell>
              <table:table-cell office:value-type="float" office:value="12.0171">
                <text:p>12.0171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97689">
                <text:p>1.97689</text:p>
              </table:table-cell>
              <table:table-cell office:value-type="float" office:value="10.7414">
                <text:p>10.7414</text:p>
              </table:table-cell>
              <table:table-cell office:value-type="float" office:value="7.04875">
                <text:p>7.04875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7128">
                <text:p>12.7128</text:p>
              </table:table-cell>
              <table:table-cell office:value-type="float" office:value="10.5917">
                <text:p>10.5917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.1131">
                <text:p>20.1131</text:p>
              </table:table-cell>
              <table:table-cell office:value-type="float" office:value="9.999">
                <text:p>9.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4118">
                <text:p>17.4118</text:p>
              </table:table-cell>
              <table:table-cell office:value-type="float" office:value="5.8344">
                <text:p>5.8344</text:p>
              </table:table-cell>
              <table:table-cell office:value-type="float" office:value="0.028948">
                <text:p>0.02894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.6432">
                <text:p>19.6432</text:p>
              </table:table-cell>
              <table:table-cell office:value-type="float" office:value="3.63648">
                <text:p>3.63648</text:p>
              </table:table-cell>
              <table:table-cell office:value-type="float" office:value="0.0319456">
                <text:p>0.0319456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1482">
                <text:p>19.1482</text:p>
              </table:table-cell>
              <table:table-cell office:value-type="float" office:value="2.39975">
                <text:p>2.39975</text:p>
              </table:table-cell>
              <table:table-cell office:value-type="float" office:value="0.0360197">
                <text:p>0.0360197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81325">
                <text:p>7.81325</text:p>
              </table:table-cell>
              <table:table-cell office:value-type="float" office:value="0.365571">
                <text:p>0.365571</text:p>
              </table:table-cell>
              <table:table-cell office:value-type="float" office:value="2.22518">
                <text:p>2.22518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4141">
                <text:p>6.4141</text:p>
              </table:table-cell>
              <table:table-cell office:value-type="float" office:value="0">
                <text:p>0</text:p>
              </table:table-cell>
              <table:table-cell office:value-type="float" office:value="4.82059">
                <text:p>4.82059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845506">
                <text:p>-0.845506</text:p>
              </table:table-cell>
              <table:table-cell office:value-type="float" office:value="3.73124">
                <text:p>3.73124</text:p>
              </table:table-cell>
              <table:table-cell office:value-type="float" office:value="4.80162">
                <text:p>4.80162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02598">
                <text:p>3.02598</text:p>
              </table:table-cell>
              <table:table-cell office:value-type="float" office:value="5.40905">
                <text:p>5.40905</text:p>
              </table:table-cell>
              <table:table-cell office:value-type="float" office:value="6.07238">
                <text:p>6.07238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3.76088">
                <text:p>-3.76088</text:p>
              </table:table-cell>
              <table:table-cell office:value-type="float" office:value="7.12238">
                <text:p>7.12238</text:p>
              </table:table-cell>
              <table:table-cell office:value-type="float" office:value="3.30367">
                <text:p>3.30367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.19136">
                <text:p>-1.19136</text:p>
              </table:table-cell>
              <table:table-cell office:value-type="float" office:value="10.376">
                <text:p>10.376</text:p>
              </table:table-cell>
              <table:table-cell office:value-type="float" office:value="0.658259">
                <text:p>0.658259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42314">
                <text:p>5.42314</text:p>
              </table:table-cell>
              <table:table-cell office:value-type="float" office:value="10.8129">
                <text:p>10.8129</text:p>
              </table:table-cell>
              <table:table-cell office:value-type="float" office:value="5.36272">
                <text:p>5.3627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8416">
                <text:p>11.8416</text:p>
              </table:table-cell>
              <table:table-cell office:value-type="float" office:value="13.6652">
                <text:p>13.6652</text:p>
              </table:table-cell>
              <table:table-cell office:value-type="float" office:value="6.55071">
                <text:p>6.55071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7372">
                <text:p>12.7372</text:p>
              </table:table-cell>
              <table:table-cell office:value-type="float" office:value="10.7265">
                <text:p>10.7265</text:p>
              </table:table-cell>
              <table:table-cell office:value-type="float" office:value="2.40801">
                <text:p>2.40801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169">
                <text:p>20.169</text:p>
              </table:table-cell>
              <table:table-cell office:value-type="float" office:value="7.7812">
                <text:p>7.781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.7417">
                <text:p>17.7417</text:p>
              </table:table-cell>
              <table:table-cell office:value-type="float" office:value="2.48319">
                <text:p>2.48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6237">
                <text:p>15.6237</text:p>
              </table:table-cell>
              <table:table-cell office:value-type="float" office:value="1.58386">
                <text:p>1.58386</text:p>
              </table:table-cell>
              <table:table-cell office:value-type="float" office:value="0.0686959">
                <text:p>0.068695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086">
                <text:p>11.086</text:p>
              </table:table-cell>
              <table:table-cell office:value-type="float" office:value="0.219679">
                <text:p>0.219679</text:p>
              </table:table-cell>
              <table:table-cell office:value-type="float" office:value="0.804881">
                <text:p>0.80488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581">
                <text:p>11.581</text:p>
              </table:table-cell>
              <table:table-cell office:value-type="float" office:value="2.1379">
                <text:p>2.1379</text:p>
              </table:table-cell>
              <table:table-cell office:value-type="float" office:value="1.6328">
                <text:p>1.6328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93833">
                <text:p>1.93833</text:p>
              </table:table-cell>
              <table:table-cell office:value-type="float" office:value="0.0100948">
                <text:p>0.0100948</text:p>
              </table:table-cell>
              <table:table-cell office:value-type="float" office:value="3.23881">
                <text:p>3.23881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63164">
                <text:p>0.763164</text:p>
              </table:table-cell>
              <table:table-cell office:value-type="float" office:value="2.63061">
                <text:p>2.63061</text:p>
              </table:table-cell>
              <table:table-cell office:value-type="float" office:value="4.63483">
                <text:p>4.63483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09258">
                <text:p>0.809258</text:p>
              </table:table-cell>
              <table:table-cell office:value-type="float" office:value="7.11827">
                <text:p>7.11827</text:p>
              </table:table-cell>
              <table:table-cell office:value-type="float" office:value="6.23305">
                <text:p>6.23305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84254">
                <text:p>2.84254</text:p>
              </table:table-cell>
              <table:table-cell office:value-type="float" office:value="8.40823">
                <text:p>8.40823</text:p>
              </table:table-cell>
              <table:table-cell office:value-type="float" office:value="8.81063">
                <text:p>8.81063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4951">
                <text:p>10.4951</text:p>
              </table:table-cell>
              <table:table-cell office:value-type="float" office:value="10.558">
                <text:p>10.558</text:p>
              </table:table-cell>
              <table:table-cell office:value-type="float" office:value="5.74611">
                <text:p>5.74611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426">
                <text:p>10.426</text:p>
              </table:table-cell>
              <table:table-cell office:value-type="float" office:value="10.7813">
                <text:p>10.7813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6395">
                <text:p>13.6395</text:p>
              </table:table-cell>
              <table:table-cell office:value-type="float" office:value="11.4526">
                <text:p>11.4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7.7574">
                <text:p>17.7574</text:p>
              </table:table-cell>
              <table:table-cell office:value-type="float" office:value="7.54683">
                <text:p>7.54683</text:p>
              </table:table-cell>
              <table:table-cell office:value-type="float" office:value="0.0241583">
                <text:p>0.024158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.2808">
                <text:p>25.2808</text:p>
              </table:table-cell>
              <table:table-cell office:value-type="float" office:value="5.52255">
                <text:p>5.52255</text:p>
              </table:table-cell>
              <table:table-cell office:value-type="float" office:value="0.0241634">
                <text:p>0.024163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.9561">
                <text:p>20.9561</text:p>
              </table:table-cell>
              <table:table-cell office:value-type="float" office:value="0.290568">
                <text:p>0.290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0156">
                <text:p>12.0156</text:p>
              </table:table-cell>
              <table:table-cell office:value-type="float" office:value="0">
                <text:p>0</text:p>
              </table:table-cell>
              <table:table-cell office:value-type="float" office:value="0.459418">
                <text:p>0.45941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2947">
                <text:p>11.2947</text:p>
              </table:table-cell>
              <table:table-cell office:value-type="float" office:value="2.05671">
                <text:p>2.05671</text:p>
              </table:table-cell>
              <table:table-cell office:value-type="float" office:value="0.390015">
                <text:p>0.390015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.78398">
                <text:p>-1.78398</text:p>
              </table:table-cell>
              <table:table-cell office:value-type="float" office:value="1.09651">
                <text:p>1.09651</text:p>
              </table:table-cell>
              <table:table-cell office:value-type="float" office:value="1.42028">
                <text:p>1.42028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992413">
                <text:p>-0.992413</text:p>
              </table:table-cell>
              <table:table-cell office:value-type="float" office:value="3.13129">
                <text:p>3.13129</text:p>
              </table:table-cell>
              <table:table-cell office:value-type="float" office:value="3.03568">
                <text:p>3.03568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739646">
                <text:p>-0.739646</text:p>
              </table:table-cell>
              <table:table-cell office:value-type="float" office:value="6.08643">
                <text:p>6.08643</text:p>
              </table:table-cell>
              <table:table-cell office:value-type="float" office:value="4.5092">
                <text:p>4.5092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46065">
                <text:p>0.346065</text:p>
              </table:table-cell>
              <table:table-cell office:value-type="float" office:value="11.4401">
                <text:p>11.4401</text:p>
              </table:table-cell>
              <table:table-cell office:value-type="float" office:value="6.05629">
                <text:p>6.05629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05345">
                <text:p>4.05345</text:p>
              </table:table-cell>
              <table:table-cell office:value-type="float" office:value="10.8387">
                <text:p>10.8387</text:p>
              </table:table-cell>
              <table:table-cell office:value-type="float" office:value="10.961">
                <text:p>10.961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7.9425">
                <text:p>17.9425</text:p>
              </table:table-cell>
              <table:table-cell office:value-type="float" office:value="13.0678">
                <text:p>13.0678</text:p>
              </table:table-cell>
              <table:table-cell office:value-type="float" office:value="5.78085">
                <text:p>5.78085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.2474">
                <text:p>22.2474</text:p>
              </table:table-cell>
              <table:table-cell office:value-type="float" office:value="11.0802">
                <text:p>11.0802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5.2737">
                <text:p>25.2737</text:p>
              </table:table-cell>
              <table:table-cell office:value-type="float" office:value="9.34711">
                <text:p>9.34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.2438">
                <text:p>21.2438</text:p>
              </table:table-cell>
              <table:table-cell office:value-type="float" office:value="4.21559">
                <text:p>4.21559</text:p>
              </table:table-cell>
              <table:table-cell office:value-type="float" office:value="0.000611837">
                <text:p>0.00061183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1242">
                <text:p>14.1242</text:p>
              </table:table-cell>
              <table:table-cell office:value-type="float" office:value="2.9291">
                <text:p>2.9291</text:p>
              </table:table-cell>
              <table:table-cell office:value-type="float" office:value="0.233698">
                <text:p>0.23369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35376">
                <text:p>9.35376</text:p>
              </table:table-cell>
              <table:table-cell office:value-type="float" office:value="0">
                <text:p>0</text:p>
              </table:table-cell>
              <table:table-cell office:value-type="float" office:value="1.58161">
                <text:p>1.5816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41059">
                <text:p>4.41059</text:p>
              </table:table-cell>
              <table:table-cell office:value-type="float" office:value="0">
                <text:p>0</text:p>
              </table:table-cell>
              <table:table-cell office:value-type="float" office:value="4.52454">
                <text:p>4.5245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06837">
                <text:p>6.06837</text:p>
              </table:table-cell>
              <table:table-cell office:value-type="float" office:value="0">
                <text:p>0</text:p>
              </table:table-cell>
              <table:table-cell office:value-type="float" office:value="7.22655">
                <text:p>7.2265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79872">
                <text:p>3.79872</text:p>
              </table:table-cell>
              <table:table-cell office:value-type="float" office:value="4.17113">
                <text:p>4.17113</text:p>
              </table:table-cell>
              <table:table-cell office:value-type="float" office:value="9.54567">
                <text:p>9.54567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91872">
                <text:p>2.91872</text:p>
              </table:table-cell>
              <table:table-cell office:value-type="float" office:value="7.9895">
                <text:p>7.9895</text:p>
              </table:table-cell>
              <table:table-cell office:value-type="float" office:value="9.47059">
                <text:p>9.4705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.03173">
                <text:p>-1.03173</text:p>
              </table:table-cell>
              <table:table-cell office:value-type="float" office:value="8.785">
                <text:p>8.785</text:p>
              </table:table-cell>
              <table:table-cell office:value-type="float" office:value="2.95396">
                <text:p>2.9539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85015">
                <text:p>6.85015</text:p>
              </table:table-cell>
              <table:table-cell office:value-type="float" office:value="13.5505">
                <text:p>13.550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4685">
                <text:p>11.4685</text:p>
              </table:table-cell>
              <table:table-cell office:value-type="float" office:value="10.5388">
                <text:p>10.5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.3445">
                <text:p>16.3445</text:p>
              </table:table-cell>
              <table:table-cell office:value-type="float" office:value="8.51301">
                <text:p>8.51301</text:p>
              </table:table-cell>
              <table:table-cell office:value-type="float" office:value="0.0795865">
                <text:p>0.079586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4.8942">
                <text:p>24.8942</text:p>
              </table:table-cell>
              <table:table-cell office:value-type="float" office:value="9.54056">
                <text:p>9.54056</text:p>
              </table:table-cell>
              <table:table-cell office:value-type="float" office:value="0.079597">
                <text:p>0.07959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.4391">
                <text:p>19.4391</text:p>
              </table:table-cell>
              <table:table-cell office:value-type="float" office:value="4.50633">
                <text:p>4.50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.6677">
                <text:p>20.6677</text:p>
              </table:table-cell>
              <table:table-cell office:value-type="float" office:value="0.00293696">
                <text:p>0.00293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7505">
                <text:p>11.7505</text:p>
              </table:table-cell>
              <table:table-cell office:value-type="float" office:value="0">
                <text:p>0</text:p>
              </table:table-cell>
              <table:table-cell office:value-type="float" office:value="0.522024">
                <text:p>0.522024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2262">
                <text:p>11.2262</text:p>
              </table:table-cell>
              <table:table-cell office:value-type="float" office:value="0">
                <text:p>0</text:p>
              </table:table-cell>
              <table:table-cell office:value-type="float" office:value="1.18519">
                <text:p>1.18519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03632">
                <text:p>2.03632</text:p>
              </table:table-cell>
              <table:table-cell office:value-type="float" office:value="0">
                <text:p>0</text:p>
              </table:table-cell>
              <table:table-cell office:value-type="float" office:value="3.1241">
                <text:p>3.1241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4.62825">
                <text:p>-4.62825</text:p>
              </table:table-cell>
              <table:table-cell office:value-type="float" office:value="5.09653">
                <text:p>5.09653</text:p>
              </table:table-cell>
              <table:table-cell office:value-type="float" office:value="2.46104">
                <text:p>2.46104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62385">
                <text:p>4.62385</text:p>
              </table:table-cell>
              <table:table-cell office:value-type="float" office:value="5.73156">
                <text:p>5.73156</text:p>
              </table:table-cell>
              <table:table-cell office:value-type="float" office:value="6.0216">
                <text:p>6.0216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